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4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9.49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194.94pt"/>
    </style:style>
    <style:style style:name="ro1" style:family="table-row">
      <style:table-row-properties style:row-height="33.8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74pt" fo:break-before="auto" style:use-optimal-row-height="false"/>
    </style:style>
    <style:style style:name="ro6" style:family="table-row">
      <style:table-row-properties style:row-height="38.04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36.54pt" fo:break-before="auto" style:use-optimal-row-height="false"/>
    </style:style>
    <style:style style:name="ro10" style:family="table-row">
      <style:table-row-properties style:row-height="48.5pt" fo:break-before="auto" style:use-optimal-row-height="false"/>
    </style:style>
    <style:style style:name="ro11" style:family="table-row">
      <style:table-row-properties style:row-height="29.85pt" fo:break-before="auto" style:use-optimal-row-height="false"/>
    </style:style>
    <style:style style:name="ro12" style:family="table-row">
      <style:table-row-properties style:row-height="30.56pt" fo:break-before="auto" style:use-optimal-row-height="false"/>
    </style:style>
    <style:style style:name="ro13" style:family="table-row">
      <style:table-row-properties style:row-height="28.35pt" fo:break-before="auto" style:use-optimal-row-height="false"/>
    </style:style>
    <style:style style:name="ro14" style:family="table-row">
      <style:table-row-properties style:row-height="39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28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28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fo:font-size="6pt" style:font-size-asian="6pt" style:font-size-complex="6pt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ed1c24"/>
    </style:style>
    <style:style style:name="T2" style:family="text">
      <style:text-properties fo:color="#0066b3"/>
    </style:style>
    <style:style style:name="T3" style:family="text">
      <style:text-properties fo:color="#72bf44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office:forms form:automatic-focus="false" form:apply-design-mode="false"/>
        <table:table-column table:style-name="co1" table:default-cell-style-name="ce41"/>
        <table:table-row table:style-name="ro1">
          <table:table-cell table:style-name="ce39" office:value-type="string" calcext:value-type="string">
            <text:p>Sistema Home Banking</text:p>
          </table:table-cell>
        </table:table-row>
        <table:table-row table:style-name="ro2">
          <table:table-cell table:style-name="ce40" office:value-type="string" calcext:value-type="string">
            <text:p>Report Scrum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rincipi di Progettazione del Software a.a. 2018-2019</text:p>
          </table:table-cell>
        </table:table-row>
        <table:table-row table:style-name="ro3">
          <table:table-cell office:value-type="string" calcext:value-type="string">
            <text:p>Università del Salento - Facoltà di Ingegneria dell’Informazione</text:p>
          </table:table-cell>
        </table:table-row>
        <table:table-row table:style-name="ro4" table:number-rows-repeated="2">
          <table:table-cell table:style-name="Default"/>
        </table:table-row>
        <table:table-row table:style-name="ro4">
          <table:table-cell table:style-name="ce42" office:value-type="string" calcext:value-type="string">
            <text:p>Mirko Zizzari</text:p>
          </table:table-cell>
        </table:table-row>
      </table:table>
      <table:table table:name="Product Backlog" table:style-name="ta1">
        <office:forms form:automatic-focus="false" form:apply-design-mode="false"/>
        <table:shapes>
          <draw:frame draw:z-index="0" draw:style-name="gr1" draw:text-style-name="P1" svg:width="890.08pt" svg:height="500.4pt" svg:x="531.1pt" svg:y="11.28pt">
            <draw:object draw:notify-on-update-of-ranges="'Product Backlog'.I2:'Product Backlog'.M2 'Product Backlog'.H3:'Product Backlog'.H3 'Product Backlog'.I3:'Product Backlog'.M3 'Product Backlog'.H4:'Product Backlog'.H4 'Product Backlog'.I4:'Product Backlog'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9"/>
        <table:table-column table:style-name="co4" table:default-cell-style-name="ce25"/>
        <table:table-column table:style-name="co5" table:number-columns-repeated="4" table:default-cell-style-name="ce25"/>
        <table:table-column table:style-name="co2" table:number-columns-repeated="1014" table:default-cell-style-name="ce25"/>
        <table:table-column table:style-name="co2" table:number-columns-repeated="3" table:default-cell-style-name="ce28"/>
        <table:table-row table:style-name="ro5">
          <table:table-cell table:style-name="ce15" table:number-columns-spanned="2" table:number-rows-spanned="1"/>
          <table:covered-table-cell table:style-name="ce48"/>
          <table:table-cell table:style-name="ce27" office:value-type="string" calcext:value-type="string" table:number-columns-spanned="4" table:number-rows-spanned="1">
            <text:p>Nuove stime allo Sprint…</text:p>
          </table:table-cell>
          <table:covered-table-cell table:number-columns-repeated="3" table:style-name="ce48"/>
          <table:table-cell/>
          <table:table-cell table:style-name="ce28"/>
          <table:table-cell table:number-columns-repeated="1015"/>
        </table:table-row>
        <table:table-row table:style-name="ro6">
          <table:table-cell table:style-name="ce44" office:value-type="string" calcext:value-type="string">
            <text:p>Voce</text:p>
          </table:table-cell>
          <table:table-cell table:style-name="ce49" office:value-type="string" calcext:value-type="string">
            <text:p>Stima iniziale dimensioni</text:p>
            <text:p>(Story points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20"/>
          <table:table-cell table:style-name="ce20" office:value-type="string" calcext:value-type="string">
            <text:p>Effort Totale</text:p>
          </table:table-cell>
          <table:table-cell table:style-name="ce20" office:value-type="string" calcext:value-type="string">
            <text:p>Sprint 1</text:p>
          </table:table-cell>
          <table:table-cell table:style-name="ce20" office:value-type="string" calcext:value-type="string">
            <text:p>Sprint 2</text:p>
          </table:table-cell>
          <table:table-cell table:style-name="ce20" office:value-type="string" calcext:value-type="string">
            <text:p>Sprint 3</text:p>
          </table:table-cell>
          <table:table-cell table:style-name="ce20" office:value-type="string" calcext:value-type="string">
            <text:p>Sprint 4</text:p>
          </table:table-cell>
          <table:table-cell table:number-columns-repeated="1010"/>
        </table:table-row>
        <table:table-row table:style-name="ro7">
          <table:table-cell table:style-name="ce17" office:value-type="string" calcext:value-type="string">
            <text:p>Definire I requisiti e </text:p>
            <text:p>l’architettura di alto livello (attori e casi d’uso)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Stimato</text:p>
          </table:table-cell>
          <table:table-cell table:style-name="ce20" table:formula="of:=SUM([.B$1:.B$1048576])" office:value-type="float" office:value="320" calcext:value-type="float">
            <text:p>320</text:p>
          </table:table-cell>
          <table:table-cell table:style-name="ce20" table:formula="of:=SUM([.C3:.C21])" office:value-type="float" office:value="257" calcext:value-type="float">
            <text:p>257</text:p>
          </table:table-cell>
          <table:table-cell table:style-name="ce20" table:formula="of:=SUM([.D3:.D21])" office:value-type="float" office:value="135" calcext:value-type="float">
            <text:p>135</text:p>
          </table:table-cell>
          <table:table-cell table:style-name="ce20" table:formula="of:=SUM([.E3:.E21])" office:value-type="float" office:value="45" calcext:value-type="float">
            <text:p>45</text:p>
          </table:table-cell>
          <table:table-cell table:style-name="ce20" table:formula="of:=SUM([.F3:.F21])" office:value-type="float" office:value="4" calcext:value-type="float">
            <text:p>4</text:p>
          </table:table-cell>
          <table:table-cell table:number-columns-repeated="1010"/>
        </table:table-row>
        <table:table-row table:style-name="ro8">
          <table:table-cell table:style-name="ce17" office:value-type="string" calcext:value-type="string">
            <text:p>Definire I requisiti di sistema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Ideale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style-name="ce17" office:value-type="string" calcext:value-type="string">
            <text:p>Progettazione del database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Configurazione Ambiente di Lavo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Gestione Accessi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Testing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Come <text:span text:style-name="T1">amministratore</text:span> voglio</text:p>
            <text:p><text:span text:style-name="T2">Creare il profilo</text:span> delle <text:span text:style-name="T3">banche</text:span> del territorio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Come <text:span text:style-name="T1">amministratore</text:span> voglio </text:p>
            <text:p><text:span text:style-name="T2">Definire le credenziali</text:span> di un <text:span text:style-name="T1">direttore</text:span> per ogni <text:span text:style-name="T3">banca</text:span>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Come <text:span text:style-name="T1">direttore</text:span> voglio </text:p>
            <text:p><text:span text:style-name="T2">Creare</text:span> una o più <text:span text:style-name="T3">filiali</text:span> della mia <text:span text:style-name="T3">banca</text:span>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Come <text:span text:style-name="T1">direttore</text:span> voglio </text:p>
            <text:p><text:span text:style-name="T2">Definire le credenziali</text:span> dei <text:span text:style-name="T1">cassieri</text:span> per ogni <text:span text:style-name="T3">filiale</text:span>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Come <text:span text:style-name="T1">direttore</text:span> voglio </text:p>
            <text:p>Creare un <text:span text:style-name="T3">catalogo</text:span> di </text:p>
            <text:p><text:span text:style-name="T3">prodotti</text:span> (conto corrente, carta prepagata)</text:p>
            <text:p>e <text:span text:style-name="T3">servizi</text:span> (ricarica cellulare, pagamento bollo auto)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17" office:value-type="string" calcext:value-type="string">
            <text:p>Il <text:span text:style-name="T1">sistema</text:span> <text:span text:style-name="T2">applica</text:span> periodicamente </text:p>
            <text:p>gli <text:span text:style-name="T3">interessi</text:span> sui <text:span text:style-name="T3">prodotti</text:span> (conto e carta prepagata)</text:p>
            <text:p>Con una percentuale definita dal <text:span text:style-name="T1">direttore</text:span> di banca.</text:p>
            <text:p><text:span text:style-name="T4">Rispettando gli automatismi per operazioni dispositive</text:span></text:p>
          </table:table-cell>
          <table:table-cell table:number-columns-repeated="4"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style-name="ce17" office:value-type="string" calcext:value-type="string">
            <text:p>Come <text:span text:style-name="T1">cassiere</text:span> voglio</text:p>
            <text:p>Prendere <text:span text:style-name="T2">visione</text:span> delle <text:span text:style-name="T3">operazioni</text:span> dei <text:span text:style-name="T1">clienti</text:span></text:p>
            <text:p>Potendole <text:span text:style-name="T2">filtrare</text:span> ed <text:span text:style-name="T2">esportare</text:span></text:p>
          </table:table-cell>
          <table:table-cell table:number-columns-repeated="2" table:style-name="ce22" office:value-type="float" office:value="25" calcext:value-type="float">
            <text:p>2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style-name="ce17" office:value-type="string" calcext:value-type="string">
            <text:p>Come <text:span text:style-name="T1">cassiere</text:span> <text:span text:style-name="T4">devo</text:span> </text:p>
            <text:p><text:span text:style-name="T2">Autorizzare o negare</text:span> le <text:span text:style-name="T3">operazioni dispositive</text:span>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style-name="ce17" office:value-type="string" calcext:value-type="string">
            <text:p>Come <text:span text:style-name="T1">cliente</text:span> della <text:span text:style-name="T3">filiale</text:span> voglio</text:p>
            <text:p><text:span text:style-name="T2">Eseguire</text:span> <text:span text:style-name="T3">operazioni informative</text:span>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1">
          <table:table-cell table:style-name="ce17" office:value-type="string" calcext:value-type="string">
            <text:p>Come <text:span text:style-name="T1">cliente</text:span> della <text:span text:style-name="T3">filiale</text:span> voglio </text:p>
            <text:p><text:span text:style-name="T2">Eseguire</text:span> <text:span text:style-name="T3">operazioni dispositive</text:span>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2">
          <table:table-cell table:style-name="ce17" office:value-type="string" calcext:value-type="string">
            <text:p>Come <text:span text:style-name="T1">cliente</text:span> voglio</text:p>
            <text:p><text:span text:style-name="T2">Usufrire</text:span> dei <text:span text:style-name="T3">servizi</text:span> offerti</text:p>
            <text:p>(ricariche cellulare, pagamento bollo auto)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3">
          <table:table-cell table:style-name="ce17" office:value-type="string" calcext:value-type="string">
            <text:p>Un <text:span text:style-name="T1">utente generico</text:span> può</text:p>
            <text:p>Prendere <text:span text:style-name="T2">visione</text:span> dei servizi offerti dal sistema, </text:p>
            <text:p>Delle banche, ecc.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Un <text:span text:style-name="T1">utente generico</text:span> può </text:p>
            <text:p><text:span text:style-name="T2">Richiedere la registrazione</text:span> all’<text:span text:style-name="T1">amministratore</text:span></text:p>
            <text:p>Specificando banca e filiale</text:p>
            <text:p/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Documentazione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7"/>
        </table:table-row>
        <table:table-row table:style-name="ro5" table:number-rows-repeated="3">
          <table:table-cell table:style-name="ce18" table:number-columns-repeated="6"/>
          <table:table-cell table:number-columns-repeated="1017"/>
        </table:table-row>
        <table:table-row table:style-name="ro5" table:number-rows-repeated="11">
          <table:table-cell table:style-name="ce18"/>
          <table:table-cell table:style-name="ce20" table:number-columns-repeated="5"/>
          <table:table-cell table:number-columns-repeated="1017"/>
        </table:table-row>
        <table:table-row table:style-name="ro5" table:number-rows-repeated="6">
          <table:table-cell/>
          <table:table-cell table:style-name="ce24"/>
          <table:table-cell table:number-columns-repeated="1021"/>
        </table:table-row>
        <table:table-row table:style-name="ro5" table:number-rows-repeated="104853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Github Issues" table:style-name="ta1">
        <office:forms form:automatic-focus="false" form:apply-design-mode="false"/>
        <table:shapes>
          <draw:frame draw:z-index="0" draw:style-name="gr1" draw:text-style-name="P1" svg:width="509.05pt" svg:height="286.33pt" svg:x="714.98pt" svg:y="14.85pt">
            <draw:object draw:notify-on-update-of-ranges="'Pivot Table_Github Issues_1'.B1:'Pivot Table_Github Issues_1'.B1 'Pivot Table_Github Issues_1'.A2:'Pivot Table_Github Issues_1'.A2 'Pivot Table_Github Issues_1'.B2:'Pivot Table_Github Issues_1'.B2 'Pivot Table_Github Issues_1'.A3:'Pivot Table_Github Issues_1'.A3 'Pivot Table_Github Issues_1'.B3:'Pivot Table_Github Issues_1'.B3 'Pivot Table_Github Issues_1'.A4:'Pivot Table_Github Issues_1'.A4 'Pivot Table_Github Issues_1'.B4:'Pivot Table_Github Issues_1'.B4 'Pivot Table_Github Issues_1'.A5:'Pivot Table_Github Issues_1'.A5 'Pivot Table_Github Issues_1'.B5:'Pivot Table_Github Issues_1'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6" table:default-cell-style-name="Default"/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po Name</text:p>
          </table:table-cell>
          <table:table-cell office:value-type="string" calcext:value-type="string">
            <text:p>Issue Number</text:p>
          </table:table-cell>
          <table:table-cell office:value-type="string" calcext:value-type="string">
            <text:p>Issue Title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Milestone</text:p>
          </table:table-cell>
          <table:table-cell office:value-type="string" calcext:value-type="string">
            <text:p>Label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MySQL Tables</text:p>
          </table:table-cell>
          <table:table-cell office:value-type="string" calcext:value-type="string">
            <text:p>Not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backend,enhancement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ments and use cases</text:p>
          </table:table-cell>
          <table:table-cell office:value-type="string" calcext:value-type="string">
            <text:p>Not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enhancement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 design</text:p>
          </table:table-cell>
          <table:table-cell office:value-type="string" calcext:value-type="string">
            <text:p>Not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enhancement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gurations for environment and builds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1,enhancement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kManager dashboard</text:p>
          </table:table-cell>
          <table:table-cell office:value-type="string" calcext:value-type="string">
            <text:p>Not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loyee dashboard</text:p>
          </table:table-cell>
          <table:table-cell office:value-type="string" calcext:value-type="string">
            <text:p>Not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er dashboard</text:p>
          </table:table-cell>
          <table:table-cell office:value-type="string" calcext:value-type="string">
            <text:p>Not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Not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load images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port in pdf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trieve images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 Dashboard</text:p>
          </table:table-cell>
          <table:table-cell office:value-type="string" calcext:value-type="string">
            <text:p>Not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enhancement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 spring security</text:p>
          </table:table-cell>
          <table:table-cell office:value-type="string" calcext:value-type="string">
            <text:p>Not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enhancement,security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trieve users info for web services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enhancement,security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eration filters</text:p>
          </table:table-cell>
          <table:table-cell office:value-type="string" calcext:value-type="string">
            <text:p>Not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2,backend,jpa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eate bank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administration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thorize registration request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administration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mation of interests rate on products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backend,busines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backend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posit operation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thdraw operation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fill operation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fer operation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 tax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ustomer list operation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customer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ployee list operations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employee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e page with banks informations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e bank branch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eate bank product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d bank service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sign employee to branch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pdate interest rate</text:p>
          </table:table-cell>
          <table:table-cell office:value-type="string" calcext:value-type="string">
            <text:p>Not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managers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d registration form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3,frontend,public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load images frontend</text:p>
          </table:table-cell>
          <table:table-cell office:value-type="string" calcext:value-type="string">
            <text:p>Not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administration,frontend,managers</text:p>
          </table:table-cell>
        </table:table-row>
        <table:table-row table:style-name="ro4">
          <table:table-cell office:value-type="string" calcext:value-type="string">
            <text:p>Remain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omebanking-dem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nding email on registration request</text:p>
          </table:table-cell>
          <table:table-cell office:value-type="string" calcext:value-type="string">
            <text:p>New Issu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back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peration details</text:p>
          </table:table-cell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customer,employee,frontend</text:p>
          </table:table-cell>
        </table:table-row>
        <table:table-row table:style-name="ro4">
          <table:table-cell office:value-type="string" calcext:value-type="string">
            <text:p>Remain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omebanking-dem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ocumentation review</text:p>
          </table:table-cell>
          <table:table-cell office:value-type="string" calcext:value-type="string">
            <text:p>New Issu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documentation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horize operation</text:p>
          </table:table-cell>
          <table:table-cell office:value-type="string" calcext:value-type="string">
            <text:p>Not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employee,frontend</text:p>
          </table:table-cell>
        </table:table-row>
        <table:table-row table:style-name="ro4">
          <table:table-cell office:value-type="string" calcext:value-type="string">
            <text:p>Complet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mebanking-dem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gate operation</text:p>
          </table:table-cell>
          <table:table-cell office:value-type="string" calcext:value-type="string">
            <text:p>Not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Sprint 4,employee,frontend</text:p>
          </table:table-cell>
        </table:table-row>
      </table:table>
      <table:table table:name="Pivot Table_Github Issues_1" table:style-name="ta1">
        <office:forms form:automatic-focus="false" form:apply-design-mode="false"/>
        <table:table-column table:style-name="co2" table:default-cell-style-name="ce59"/>
        <table:table-column table:style-name="co2" table:default-cell-style-name="ce63"/>
        <table:table-row table:style-name="ro4">
          <table:table-cell table:style-name="ce57" office:value-type="string" calcext:value-type="string">
            <text:p>Milestone</text:p>
          </table:table-cell>
          <table:table-cell table:style-name="ce61" office:value-type="string" calcext:value-type="string">
            <text:p>Sum - Story Points</text:p>
          </table:table-cell>
        </table:table-row>
        <table:table-row table:style-name="ro4">
          <table:table-cell table:style-name="ce58" office:value-type="string" calcext:value-type="string">
            <text:p>Sprint 1</text:p>
          </table:table-cell>
          <table:table-cell table:style-name="ce6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Sprint 2</text:p>
          </table:table-cell>
          <table:table-cell office:value-type="float" office:value="144" calcext:value-type="float">
            <text:p>144</text:p>
          </table:table-cell>
        </table:table-row>
        <table:table-row table:style-name="ro4">
          <table:table-cell office:value-type="string" calcext:value-type="string">
            <text:p>Sprint 3</text:p>
          </table:table-cell>
          <table:table-cell office:value-type="float" office:value="103" calcext:value-type="float">
            <text:p>103</text:p>
          </table:table-cell>
        </table:table-row>
        <table:table-row table:style-name="ro4">
          <table:table-cell office:value-type="string" calcext:value-type="string">
            <text:p>Sprint 4</text:p>
          </table:table-cell>
          <table:table-cell table:style-name="ce64" office:value-type="float" office:value="42" calcext:value-type="float">
            <text:p>42</text:p>
          </table:table-cell>
        </table:table-row>
        <table:table-row table:style-name="ro4">
          <table:table-cell table:style-name="ce60" office:value-type="string" calcext:value-type="string">
            <text:p>Total Result</text:p>
          </table:table-cell>
          <table:table-cell table:style-name="ce65" office:value-type="float" office:value="323" calcext:value-type="float">
            <text:p>323</text:p>
          </table:table-cell>
        </table:table-row>
      </table:table>
      <table:named-expressions/>
      <table:database-ranges>
        <table:database-range table:name="__Anonymous_Sheet_DB__1" table:target-range-address="'Product Backlog'.A2:'Product Backlog'.B2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Github Issues_1'.A1:'Pivot Table_Github Issues_1'.B6" table:buttons="'Pivot Table_Github Issues_1'.A1" table:show-filter-button="false" table:drill-down-on-double-click="false">
          <table:source-cell-range table:cell-range-address="'Github Issues'.G1:'Github Issues'.H4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lestone" table:orientation="row" table:used-hierarchy="0" table:function="auto">
            <table:data-pilot-level table:show-empty="false" calcext:repeat-item-labels="false">
              <table:data-pilot-members>
                <table:data-pilot-member table:name="Sprint 1" table:display="true" table:show-details="true"/>
                <table:data-pilot-member table:name="Sprint 2" table:display="true" table:show-details="true"/>
                <table:data-pilot-member table:name="Sprint 3" table:display="true" table:show-details="true"/>
                <table:data-pilot-member table:name="Sprint 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ry Points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20:52:59.482548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40:49.275889932</meta:creation-date>
    <dc:date>2019-07-23T20:52:34.469704854</dc:date>
    <meta:editing-duration>PT6H16M55S</meta:editing-duration>
    <meta:editing-cycles>9</meta:editing-cycles>
    <meta:generator>LibreOffice/6.2.5.2$Linux_X86_64 LibreOffice_project/20$Build-2</meta:generator>
    <meta:document-statistic meta:table-count="4" meta:cell-count="5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1cm" svg:height="17.654cm" xlink:href=".." xlink:type="simple" chart:class="chart:line" chart:style-name="ch1">
        <chart:legend chart:legend-position="end" svg:x="28.066cm" svg:y="8.332cm" style:legend-expansion="high" chart:style-name="ch2"/>
        <chart:plot-area chart:style-name="ch3" table:cell-range-address="'Product Backlog'.I2:'Product Backlog'.M4 'Product Backlog'.H3:'Product Backlog'.H4" chart:data-source-has-labels="both" svg:x="0.628cm" svg:y="0.353cm" svg:width="26.81cm" svg:height="16.948cm">
          <chartooo:coordinate-region svg:x="1.568cm" svg:y="0.526cm" svg:width="25.062cm" svg:height="16.181cm"/>
          <chart:axis chart:dimension="x" chart:name="primary-x" chart:style-name="ch4" chartooo:axis-type="auto">
            <chartooo:date-scale/>
            <chart:categories table:cell-range-address="'Product Backlog'.I2:'Product Backlog'.M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Product Backlog'.I3:'Product Backlog'.M3" chart:label-cell-address="'Product Backlog'.H3:'Product Backlog'.H3" chart:class="chart:line">
            <chart:data-point/>
            <chart:data-point chart:style-name="ch8"/>
            <chart:data-point chart:repeated="3"/>
          </chart:series>
          <chart:series chart:attached-axis="primary-y" chart:style-name="ch9" chart:values-cell-range-address="'Product Backlog'.I4:'Product Backlog'.M4" chart:label-cell-address="'Product Backlog'.H4:'Product Backlog'.H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ort Totale</text:p>
                <draw:g>
                  <svg:desc>'Product Backlog'.I2:'Product Backlog'.M2</svg:desc>
                </draw:g>
              </table:table-cell>
              <table:table-cell office:value-type="string">
                <text:p>Sprint 1</text:p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</table:table-row>
          </table:table-header-rows>
          <table:table-rows>
            <table:table-row>
              <table:table-cell office:value-type="string">
                <text:p>Stimato</text:p>
                <draw:g>
                  <svg:desc>'Product Backlog'.H3:'Product Backlog'.H3</svg:desc>
                </draw:g>
              </table:table-cell>
              <table:table-cell office:value-type="float" office:value="320">
                <text:p>320</text:p>
                <draw:g>
                  <svg:desc>'Product Backlog'.I3:'Product Backlog'.M3</svg:desc>
                </draw:g>
              </table:table-cell>
              <table:table-cell office:value-type="float" office:value="257">
                <text:p>257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e</text:p>
                <draw:g>
                  <svg:desc>'Product Backlog'.H4:'Product Backlog'.H4</svg:desc>
                </draw:g>
              </table:table-cell>
              <table:table-cell office:value-type="float" office:value="320">
                <text:p>320</text:p>
                <draw:g>
                  <svg:desc>'Product Backlog'.I4:'Product Backlog'.M4</svg:desc>
                </draw:g>
              </table:table-cell>
              <table:table-cell office:value-type="float" office:value="240">
                <text:p>240</text:p>
              </table:table-cell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59cm" svg:height="10.102cm" xlink:href=".." xlink:type="simple" chart:class="chart:bar" chart:style-name="ch1">
        <chart:legend chart:legend-position="end" svg:x="16.013cm" svg:y="4.111cm" style:legend-expansion="high" chart:style-name="ch2"/>
        <chart:plot-area chart:style-name="ch3" table:cell-range-address="'Pivot Table_Github Issues_1'.B1:'Pivot Table_Github Issues_1'.B5 'Pivot Table_Github Issues_1'.A2:'Pivot Table_Github Issues_1'.A5" chart:data-source-has-labels="both" svg:x="0.638cm" svg:y="0.331cm" svg:width="14.952cm" svg:height="9.599cm">
          <chartooo:coordinate-region svg:x="1.445cm" svg:y="0.504cm" svg:width="14.145cm" svg:height="8.832cm"/>
          <chart:axis chart:dimension="x" chart:name="primary-x" chart:style-name="ch4" chartooo:axis-type="auto">
            <chartooo:date-scale/>
            <chart:categories table:cell-range-address="'Pivot Table_Github Issues_1'.B1:'Pivot Table_Github Issues_1'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Github Issues_1'.B2:'Pivot Table_Github Issues_1'.B2" chart:label-cell-address="'Pivot Table_Github Issues_1'.A2:'Pivot Table_Github Issues_1'.A2" chart:class="chart:bar">
            <chart:data-point/>
          </chart:series>
          <chart:series chart:style-name="ch8" chart:values-cell-range-address="'Pivot Table_Github Issues_1'.B3:'Pivot Table_Github Issues_1'.B3" chart:label-cell-address="'Pivot Table_Github Issues_1'.A3:'Pivot Table_Github Issues_1'.A3" chart:class="chart:bar">
            <chart:data-point/>
          </chart:series>
          <chart:series chart:style-name="ch9" chart:values-cell-range-address="'Pivot Table_Github Issues_1'.B4:'Pivot Table_Github Issues_1'.B4" chart:label-cell-address="'Pivot Table_Github Issues_1'.A4:'Pivot Table_Github Issues_1'.A4" chart:class="chart:bar">
            <chart:data-point/>
          </chart:series>
          <chart:series chart:style-name="ch10" chart:values-cell-range-address="'Pivot Table_Github Issues_1'.B5:'Pivot Table_Github Issues_1'.B5" chart:label-cell-address="'Pivot Table_Github Issues_1'.A5:'Pivot Table_Github Issues_1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Story Points</text:p>
                <draw:g>
                  <svg:desc>'Pivot Table_Github Issues_1'.B1:'Pivot Table_Github Issues_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'Pivot Table_Github Issues_1'.A2:'Pivot Table_Github Issues_1'.A2</svg:desc>
                </draw:g>
              </table:table-cell>
              <table:table-cell office:value-type="float" office:value="34">
                <text:p>34</text:p>
                <draw:g>
                  <svg:desc>'Pivot Table_Github Issues_1'.B2:'Pivot Table_Github Issues_1'.B2</svg:desc>
                </draw:g>
              </table:table-cell>
            </table:table-row>
            <table:table-row>
              <table:table-cell office:value-type="string">
                <text:p>Sprint 2</text:p>
                <draw:g>
                  <svg:desc>'Pivot Table_Github Issues_1'.A3:'Pivot Table_Github Issues_1'.A3</svg:desc>
                </draw:g>
              </table:table-cell>
              <table:table-cell office:value-type="float" office:value="144">
                <text:p>144</text:p>
                <draw:g>
                  <svg:desc>'Pivot Table_Github Issues_1'.B3:'Pivot Table_Github Issues_1'.B3</svg:desc>
                </draw:g>
              </table:table-cell>
            </table:table-row>
            <table:table-row>
              <table:table-cell office:value-type="string">
                <text:p>Sprint 3</text:p>
                <draw:g>
                  <svg:desc>'Pivot Table_Github Issues_1'.A4:'Pivot Table_Github Issues_1'.A4</svg:desc>
                </draw:g>
              </table:table-cell>
              <table:table-cell office:value-type="float" office:value="103">
                <text:p>103</text:p>
                <draw:g>
                  <svg:desc>'Pivot Table_Github Issues_1'.B4:'Pivot Table_Github Issues_1'.B4</svg:desc>
                </draw:g>
              </table:table-cell>
            </table:table-row>
            <table:table-row>
              <table:table-cell office:value-type="string">
                <text:p>Sprint 4</text:p>
                <draw:g>
                  <svg:desc>'Pivot Table_Github Issues_1'.A5:'Pivot Table_Github Issues_1'.A5</svg:desc>
                </draw:g>
              </table:table-cell>
              <table:table-cell office:value-type="float" office:value="42">
                <text:p>42</text:p>
                <draw:g>
                  <svg:desc>'Pivot Table_Github Issues_1'.B5:'Pivot Table_Github Issues_1'.B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